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3-01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2-01-24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1-01-20 0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20-01-07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9-01-09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8-01-16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7-01-0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6-01-12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4-02-05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1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5-03-2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200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9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6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656</text:p>
          </table:table-cell>
          <table:table-cell office:value-type="string" calcext:value-type="string">
            <text:p>198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0" meta:object-count="0"/>
    <meta:user-defined meta:name="AppVersion">3.0</meta:user-defined>
  </office:meta>
</office:document-meta>
</file>